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5-06-26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13672" calcext:value-type="float">
            <text:p>187.1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5-03-31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83192" calcext:value-type="float">
            <text:p>187.0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4-11-14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89872" calcext:value-type="float">
            <text:p>187.1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4-10-0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05112" calcext:value-type="float">
            <text:p>187.2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4-01-19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47784" calcext:value-type="float">
            <text:p>187.2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3-11-0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13672" calcext:value-type="float">
            <text:p>187.1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3-07-18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472" calcext:value-type="float">
            <text:p>187.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3-04-1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34424" calcext:value-type="float">
            <text:p>187.0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3-02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866784" calcext:value-type="float">
            <text:p>186.8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59392" calcext:value-type="float">
            <text:p>187.1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2-07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8624" calcext:value-type="float">
            <text:p>187.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2-04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49664" calcext:value-type="float">
            <text:p>187.0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2-01-1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35008" calcext:value-type="float">
            <text:p>187.1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1-11-1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04528" calcext:value-type="float">
            <text:p>187.1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1-07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5576" calcext:value-type="float">
            <text:p>187.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1-03-26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92336" calcext:value-type="float">
            <text:p>187.0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0-10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92336" calcext:value-type="float">
            <text:p>187.0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0-07-1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43568" calcext:value-type="float">
            <text:p>187.0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20-01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67368" calcext:value-type="float">
            <text:p>186.9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9-10-1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28328" calcext:value-type="float">
            <text:p>187.0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9-07-1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61856" calcext:value-type="float">
            <text:p>187.0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9-03-2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28328" calcext:value-type="float">
            <text:p>187.0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9-01-3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67952" calcext:value-type="float">
            <text:p>187.0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8-10-15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25864" calcext:value-type="float">
            <text:p>187.1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8-07-05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1672" calcext:value-type="float">
            <text:p>187.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8-04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42984" calcext:value-type="float">
            <text:p>186.9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8-01-1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07576" calcext:value-type="float">
            <text:p>187.1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7-10-3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33008" calcext:value-type="float">
            <text:p>187.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7-07-2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00896" calcext:value-type="float">
            <text:p>187.0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7-04-2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28328" calcext:value-type="float">
            <text:p>187.0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6-12-1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1004" calcext:value-type="float">
            <text:p>187.0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6-09-14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80144" calcext:value-type="float">
            <text:p>187.0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6-06-30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92336" calcext:value-type="float">
            <text:p>187.0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6-03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88704" calcext:value-type="float">
            <text:p>186.9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5-12-3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67368" calcext:value-type="float">
            <text:p>186.9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5-09-0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80144" calcext:value-type="float">
            <text:p>187.0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5-04-2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16136" calcext:value-type="float">
            <text:p>187.0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5-02-0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71" calcext:value-type="float">
            <text:p>187.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4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25864" calcext:value-type="float">
            <text:p>187.1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4-06-1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2528" calcext:value-type="float">
            <text:p>187.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4-01-1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64904" calcext:value-type="float">
            <text:p>187.0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3-10-26 0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34424" calcext:value-type="float">
            <text:p>187.0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3-06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12504" calcext:value-type="float">
            <text:p>186.9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3-02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66072" calcext:value-type="float">
            <text:p>187.2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2-06-1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1672" calcext:value-type="float">
            <text:p>187.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234" calcext:value-type="float">
            <text:p>187.2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1-08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98432" calcext:value-type="float">
            <text:p>187.0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1-05-1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83192" calcext:value-type="float">
            <text:p>187.0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0-11-0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5576" calcext:value-type="float">
            <text:p>187.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10-06-2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8624" calcext:value-type="float">
            <text:p>187.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09-10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8624" calcext:value-type="float">
            <text:p>187.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09-06-15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2528" calcext:value-type="float">
            <text:p>187.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09-02-0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8424" calcext:value-type="float">
            <text:p>186.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08-10-16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6432" calcext:value-type="float">
            <text:p>186.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08-07-0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87288" calcext:value-type="float">
            <text:p>186.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06-10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0336" calcext:value-type="float">
            <text:p>186.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06-04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2528" calcext:value-type="float">
            <text:p>187.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0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2528" calcext:value-type="float">
            <text:p>187.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05-08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2528" calcext:value-type="float">
            <text:p>187.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023111062002</text:p>
          </table:table-cell>
          <table:table-cell office:value-type="string" calcext:value-type="string">
            <text:p>05 145-05.96X05.28 (2) [PW-1A]</text:p>
          </table:table-cell>
          <table:table-cell office:value-type="string" calcext:value-type="string">
            <text:p>200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665616" calcext:value-type="float">
            <text:p>186.6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